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6]; [.C6]-[.B6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5]+[.D6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8]; [.C8]-[.B8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9]; [.C9]-[.B9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0]; [.C10]-[.B10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8]+[.D9]+[.D10]" office:value-type="time" office:time-value="PT06H55M00S" calcext:value-type="time">
            <text:p>06:55</text:p>
          </table:table-cell>
          <table:table-cell table:formula="of:=[.F3]+[.F6]+[.F10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12]; [.C12]-[.B12]; &quot;&quot;)">
            <text:p/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formula="of:=IF([.C13]; [.C13]-[.B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]; [.C14]-[.B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07:16:53.83635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6T09:34:47.201212830</dc:date>
    <meta:editing-cycles>32</meta:editing-cycles>
    <meta:editing-duration>PT14H18M41S</meta:editing-duration>
    <meta:generator>LibreOffice/6.4.2.2$Linux_X86_64 LibreOffice_project/40$Build-2</meta:generator>
    <meta:document-statistic meta:table-count="1" meta:cell-count="409" meta:object-count="0"/>
  </office:meta>
</office:document-meta>
</file>